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b0e9" officeooo:paragraph-rsid="000bb0e9"/>
    </style:style>
    <style:style style:name="P2" style:family="paragraph" style:parent-style-name="Standard" style:list-style-name="L1">
      <style:text-properties officeooo:paragraph-rsid="000bb0e9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Heading_20_1"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officeooo:rsid="000bb0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lossary</text:h>
      <text:p text:style-name="P3"><text:bookmark text:name="student"/><text:span text:style-name="Emphasis"><text:span text:style-name="T1">Student</text:span></text:span><text:span text:style-name="T1"><text:line-break/>A student is a child who attends the school</text:span></text:p>
      <text:p text:style-name="P3"><text:bookmark text:name="teacher"/><text:span text:style-name="Emphasis"><text:span text:style-name="T1">Teacher</text:span></text:span><text:span text:style-name="T1"><text:line-break/>A teacher is an employee of the school who has been given permission to teach one or more </text:span><text:a xlink:type="simple" xlink:href="https://dl-web.dropbox.com/get/Software%20Development/Projects/Emis%20for%20Us/Development/glossary.html?_subject_uid=316106004&amp;w=AABQdX5o0vahqlP812z5CkUDjWNeUKdmfZgxq9LD3P6KEw#student">students</text:a></text:p>
      <text:p text:style-name="P3"><text:bookmark text:name="”level”"/><text:span text:style-name="Emphasis"><text:span text:style-name="T2">Level</text:span></text:span><text:span text:style-name="T3"> </text:span><text:line-break/><text:span text:style-name="T1">Synonynms: grade, form, year </text:span><text:line-break/><text:span text:style-name="T1">A level is a classifier for how advanced work will be</text:span></text:p>
      <text:p text:style-name="P3"><text:bookmark text:name="course"/><text:span text:style-name="Emphasis"><text:span text:style-name="T1">Course</text:span></text:span><text:span text:style-name="T1"><text:line-break/>Synonyms: class<text:line-break/>A course is a syllabus and an assigned teacher</text:span></text:p>
      <text:p text:style-name="P3"><text:bookmark text:name="class"/><text:span text:style-name="Emphasis"><text:span text:style-name="T1">Class</text:span></text:span><text:span text:style-name="T1"><text:line-break/>A class is a group of students being taught a </text:span><text:a xlink:type="simple" xlink:href="https://dl-web.dropbox.com/get/Software%20Development/Projects/Emis%20for%20Us/Development/glossary.html?_subject_uid=316106004&amp;w=AABQdX5o0vahqlP812z5CkUDjWNeUKdmfZgxq9LD3P6KEw#course">course</text:a></text:p>
      <text:p text:style-name="P3"><text:bookmark text:name="syllabus"/><text:span text:style-name="Emphasis"><text:span text:style-name="T1">Syllabus</text:span></text:span><text:span text:style-name="T1"><text:line-break/>A syllabus is a group of topics set for a particular </text:span><text:a xlink:type="simple" xlink:href="https://dl-web.dropbox.com/get/Software%20Development/Projects/Emis%20for%20Us/Development/glossary.html?_subject_uid=316106004&amp;w=AABQdX5o0vahqlP812z5CkUDjWNeUKdmfZgxq9LD3P6KEw#level">level</text:a></text:p>
      <text:p text:style-name="P3"><text:bookmark text:name="assessment"/><text:span text:style-name="Emphasis"><text:span text:style-name="T1">Assessment</text:span></text:span><text:span text:style-name="T1"><text:line-break/>An assessment is any of a variety of tools used to receive feedback on student learning outcomes (test,homework,exam).<text:line-break/>They are associated with one </text:span><text:a xlink:type="simple" xlink:href="https://dl-web.dropbox.com/get/Software%20Development/Projects/Emis%20for%20Us/Development/glossary.html?_subject_uid=316106004&amp;w=AABQdX5o0vahqlP812z5CkUDjWNeUKdmfZgxq9LD3P6KEw#course">course</text:a><text:span text:style-name="T1"> and are administered by a </text:span><text:a xlink:type="simple" xlink:href="https://dl-web.dropbox.com/get/Software%20Development/Projects/Emis%20for%20Us/Development/glossary.html?_subject_uid=316106004&amp;w=AABQdX5o0vahqlP812z5CkUDjWNeUKdmfZgxq9LD3P6KEw#teacher">teacher</text:a><text:span text:style-name="T1"> to a group of </text:span><text:a xlink:type="simple" xlink:href="https://dl-web.dropbox.com/get/Software%20Development/Projects/Emis%20for%20Us/Development/student">students</text:a></text:p>
      <text:p text:style-name="Standard"/>
      <text:p text:style-name="Standard"/>
      <text:list xml:id="list5850073079047858664" text:style-name="L1">
        <text:list-item>
          <text:p text:style-name="P2"><text:span text:style-name="T4">How is the content described by a syllabus called?</text:span></text:p>
        </text:list-item>
        <text:list-item>
          <text:p text:style-name="P1">How do we differentiate between the descriptive content and the actual delivery in a given year/semester/term.</text:p>
        </text:list-item>
        <text:list-item>
          <text:p text:style-name="P1">How do we differentiate between number 2 and the delivery being done by two different teachers. <text:s/></text:p>
        </text:list-item>
        <text:list-item>
          <text:p text:style-name="P1">The rooms can change they are assignments. More important for presence of the stud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.Pemberton </meta:initial-creator>
    <meta:creation-date>2014-07-08T21:05:33.737748911</meta:creation-date>
    <dc:date>2014-07-08T21:12:03.204576009</dc:date>
    <dc:creator>Cedric.Pemberton </dc:creator>
    <meta:editing-duration>P0D</meta:editing-duration>
    <meta:editing-cycles>1</meta:editing-cycles>
    <meta:document-statistic meta:table-count="0" meta:image-count="0" meta:object-count="0" meta:page-count="1" meta:paragraph-count="12" meta:word-count="179" meta:character-count="1022" meta:non-whitespace-character-count="855"/>
    <meta:generator>LibreOffice/4.2.5.2$Linux_X86_64 LibreOffice_project/420$Build-2</meta:generator>
  </office:meta>
</office:document-meta>
</file>